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0504a0" officeooo:paragraph-rsid="000504a0" style:font-size-asian="19.25pt" style:font-size-complex="22pt"/>
    </style:style>
    <style:style style:name="P2" style:family="paragraph" style:parent-style-name="Standard">
      <style:text-properties fo:color="#c9211e" loext:opacity="100%" fo:font-size="22pt" style:text-underline-style="solid" style:text-underline-width="auto" style:text-underline-color="font-color" fo:font-weight="bold" officeooo:rsid="000504a0" officeooo:paragraph-rsid="000504a0" style:font-size-asian="19.25pt" style:font-weight-asian="bold" style:font-size-complex="22pt" style:font-weight-complex="bold"/>
    </style:style>
    <style:style style:name="P3" style:family="paragraph" style:parent-style-name="Standard">
      <style:text-properties fo:color="#000000" loext:opacity="100%" fo:font-size="22pt" style:text-underline-style="none" fo:font-weight="normal" officeooo:rsid="0005a9a0" officeooo:paragraph-rsid="0005a9a0" style:font-size-asian="19.25pt" style:font-weight-asian="normal" style:font-size-complex="22pt" style:font-weight-complex="normal"/>
    </style:style>
    <style:style style:name="P4" style:family="paragraph" style:parent-style-name="Standard">
      <style:text-properties fo:color="#000000" loext:opacity="100%" fo:font-size="22pt" style:text-underline-style="none" fo:font-weight="normal" officeooo:rsid="0006505d" officeooo:paragraph-rsid="0006505d" style:font-size-asian="19.25pt" style:font-weight-asian="normal" style:font-size-complex="22pt" style:font-weight-complex="normal"/>
    </style:style>
    <style:style style:name="P5" style:family="paragraph" style:parent-style-name="Standard">
      <style:text-properties fo:color="#000000" loext:opacity="100%" fo:font-size="22pt" style:text-underline-style="solid" style:text-underline-width="auto" style:text-underline-color="font-color" fo:font-weight="bold" officeooo:rsid="000504a0" officeooo:paragraph-rsid="000504a0" style:font-size-asian="19.25pt" style:font-weight-asian="bold" style:font-size-complex="22pt" style:font-weight-complex="bold"/>
    </style:style>
    <style:style style:name="P6" style:family="paragraph" style:parent-style-name="Standard">
      <style:text-properties officeooo:paragraph-rsid="0005a9a0"/>
    </style:style>
    <style:style style:name="P7" style:family="paragraph" style:parent-style-name="Standard">
      <style:text-properties officeooo:rsid="0005a9a0" officeooo:paragraph-rsid="0005a9a0"/>
    </style:style>
    <style:style style:name="T1" style:family="text">
      <style:text-properties officeooo:rsid="0005a9a0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0b34f2" style:font-size-asian="10.5pt" style:font-size-complex="12pt"/>
    </style:style>
    <style:style style:name="T4" style:family="text">
      <style:text-properties fo:color="#000000" loext:opacity="100%" fo:font-size="12pt" style:text-underline-style="none" fo:font-weight="normal" style:font-size-asian="10.5pt" style:font-weight-asian="normal" style:font-size-complex="12pt" style:font-weight-complex="normal"/>
    </style:style>
    <style:style style:name="T5" style:family="text">
      <style:text-properties fo:color="#000000" loext:opacity="100%" fo:font-size="12pt" style:text-underline-style="none" fo:font-weight="normal" officeooo:rsid="0005a9a0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apport projet donjon Bachir Benmalek</text:p>
      <text:p text:style-name="P2"/>
      <text:p text:style-name="P3"><text:span text:style-name="T2">Indication : Dans le menu de sauvegarde et de chargement il faut appuyer entrer pour valider le nom <text:tab/>puis cliquer sur valider.</text:span></text:p>
      <text:p text:style-name="P3"><text:span text:style-name="T2"/></text:p>
      <text:p text:style-name="P3"><text:span text:style-name="T2">Difficultées rencontrés : </text:span></text:p>
      <text:p text:style-name="P3"><text:span text:style-name="T2"><text:tab/>Je n’ai pas reussi à faire fonctionner GIT correctement sur la VM de l’université meme en y <text:tab/>passant plus de temps que </text:span><text:span text:style-name="T3">sur </text:span><text:span text:style-name="T2">le projet et étant donné que je n’ai pas trouvé de binome j’ai <text:tab/>abandonné parce que je perdait trop de temps. La principale difficulté que j’ai rencontré</text:span></text:p>
      <text:p text:style-name="P3"><text:span text:style-name="T2"><text:tab/></text:span><text:span text:style-name="T3">é</text:span><text:span text:style-name="T2">tait celle de choisir entre plusieur type d’impl</text:span><text:span text:style-name="T3">é</text:span><text:span text:style-name="T2">mentation. Il y a beaucoup de maniere de <text:tab/>faire et j’ai choisis de m’inspirer des TP est de mes anciens projet. </text:span></text:p>
      <text:p text:style-name="P3"><text:span text:style-name="T2"/></text:p>
      <text:p text:style-name="P3"><text:span text:style-name="T2">Partie Graphique:</text:span></text:p>
      <text:p text:style-name="P3"><text:span text:style-name="T2"><text:tab/>Je n’ai pas importé d’image ni de son comme les precèdents projets, pour distinguer la <text:tab/>qualité entre différents objets du jeu seul la couleur change. J’ai essayé de faire des menu </text:span></text:p>
      <text:p text:style-name="P3"><text:span text:style-name="T2"><text:tab/>facile à utiliser sans trop d’information. J’ai aussi essayé d indiquer comment utiliser les <text:tab/>menu.</text:span></text:p>
      <text:p text:style-name="P3"><text:span text:style-name="T2"/></text:p>
      <text:p text:style-name="P6"><text:span text:style-name="T5">Les menu :</text:span></text:p>
      <text:p text:style-name="P3"><text:span text:style-name="T2">P : affiche l’état du personnage et permet de lui attribuer les points gagnés à chaque niveau</text:span></text:p>
      <text:p text:style-name="P3"><text:span text:style-name="T2">I : affiche l’inventaire du personnage ainsi que ses equipements</text:span></text:p>
      <text:p text:style-name="P3"><text:span text:style-name="T2">S : permet de sauvegarder et affiche les fichiers contenue dans le repertoire sauvegarde</text:span></text:p>
      <text:p text:style-name="P6"><text:span text:style-name="T5">C : permet de charger une sauvegarde et affiche les fichiers contenue dans le repertoire sauvegarde</text:span></text:p>
      <text:p text:style-name="P7"><text:span text:style-name="T5">L : </text:span><text:span text:style-name="T4">Quitter</text:span></text:p>
      <text:p text:style-name="P3"><text:span text:style-name="T2"><text:s/><text:tab/>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2-01-14T16:41:27.481000000</dc:date>
    <meta:editing-duration>PT21M25S</meta:editing-duration>
    <meta:editing-cycles>6</meta:editing-cycles>
    <meta:document-statistic meta:table-count="0" meta:image-count="0" meta:object-count="0" meta:page-count="1" meta:paragraph-count="15" meta:word-count="219" meta:character-count="1295" meta:non-whitespace-character-count="1075"/>
  </office:meta>
</office:document-meta>
</file>